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6">
        <text:h text:style-name="Heading_20_4" text:outline-level="4">Create Backup:</text:h>
        <text:p text:style-name="Text_20_body_20_indent_20_Organon">See: Start / New Project / Project Backup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0" meta:character-count="55"/>
    <dc:date>2015-05-09T11:56:54.59</dc:date>
    <meta:editing-duration>P0D</meta:editing-duration>
    <meta:editing-cycles>1</meta:editing-cycles>
    <meta:generator>OpenOffice/4.1.1$Win32 OpenOffice.org_project/411m6$Build-9775</meta:generator>
  </office:meta>
</office:document-meta>
</file>